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478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1.85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-over-entry-1" table:style-name="ta1">
        <table:shapes>
          <draw:frame draw:z-index="0" draw:style-name="gr1" draw:text-style-name="P1" svg:width="15.995cm" svg:height="9.004cm" svg:x="1.315cm" svg:y="3.666cm">
            <draw:object draw:notify-on-update-of-ranges="'results-over-entry-1'.A2:'results-over-entry-1'.A7 'results-over-entry-1'.G1:'results-over-entry-1'.G1 'results-over-entry-1'.G2:'results-over-entry-1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étodo de ordenação</text:p>
          </table:table-cell>
          <table:table-cell office:value-type="string" calcext:value-type="string">
            <text:p>Tempo da primeira execução (ms)</text:p>
          </table:table-cell>
          <table:table-cell office:value-type="string" calcext:value-type="string">
            <text:p>Tempo da segunda execução (ms)</text:p>
          </table:table-cell>
          <table:table-cell office:value-type="string" calcext:value-type="string">
            <text:p>Tempo da terceira execução (ms)</text:p>
          </table:table-cell>
          <table:table-cell office:value-type="string" calcext:value-type="string">
            <text:p>Tempo da quarta execução (ms)</text:p>
          </table:table-cell>
          <table:table-cell office:value-type="string" calcext:value-type="string">
            <text:p>Tempo da quinta execução (ms)</text:p>
          </table:table-cell>
          <table:table-cell office:value-type="string" calcext:value-type="string">
            <text:p>Média aritmétic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ubble(Bolha)</text:p>
          </table:table-cell>
          <table:table-cell office:value-type="float" office:value="4502256" calcext:value-type="float">
            <text:p>4502256</text:p>
          </table:table-cell>
          <table:table-cell office:value-type="float" office:value="4510216" calcext:value-type="float">
            <text:p>4510216</text:p>
          </table:table-cell>
          <table:table-cell office:value-type="float" office:value="4513697" calcext:value-type="float">
            <text:p>4513697</text:p>
          </table:table-cell>
          <table:table-cell office:value-type="float" office:value="4514132" calcext:value-type="float">
            <text:p>4514132</text:p>
          </table:table-cell>
          <table:table-cell office:value-type="float" office:value="4592371" calcext:value-type="float">
            <text:p>4592371</text:p>
          </table:table-cell>
          <table:table-cell office:value-type="float" office:value="4526534.4" calcext:value-type="float">
            <text:p>4526534,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lection(Seleção)</text:p>
          </table:table-cell>
          <table:table-cell office:value-type="float" office:value="1511577" calcext:value-type="float">
            <text:p>1511577</text:p>
          </table:table-cell>
          <table:table-cell office:value-type="float" office:value="1511953" calcext:value-type="float">
            <text:p>1511953</text:p>
          </table:table-cell>
          <table:table-cell office:value-type="float" office:value="1512914" calcext:value-type="float">
            <text:p>1512914</text:p>
          </table:table-cell>
          <table:table-cell office:value-type="float" office:value="1511237" calcext:value-type="float">
            <text:p>1511237</text:p>
          </table:table-cell>
          <table:table-cell office:value-type="float" office:value="1513202" calcext:value-type="float">
            <text:p>1513202</text:p>
          </table:table-cell>
          <table:table-cell office:value-type="float" office:value="1512176.6" calcext:value-type="float">
            <text:p>1512176,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erction(Inserção)</text:p>
          </table:table-cell>
          <table:table-cell office:value-type="float" office:value="647174" calcext:value-type="float">
            <text:p>647174</text:p>
          </table:table-cell>
          <table:table-cell office:value-type="float" office:value="646310" calcext:value-type="float">
            <text:p>646310</text:p>
          </table:table-cell>
          <table:table-cell office:value-type="float" office:value="646873" calcext:value-type="float">
            <text:p>646873</text:p>
          </table:table-cell>
          <table:table-cell office:value-type="float" office:value="647345" calcext:value-type="float">
            <text:p>647345</text:p>
          </table:table-cell>
          <table:table-cell office:value-type="float" office:value="647015" calcext:value-type="float">
            <text:p>647015</text:p>
          </table:table-cell>
          <table:table-cell office:value-type="float" office:value="646943.4" calcext:value-type="float">
            <text:p>646943,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rge(Intercalação)</text:p>
          </table:table-cell>
          <table:table-cell office:value-type="float" office:value="277518" calcext:value-type="float">
            <text:p>277518</text:p>
          </table:table-cell>
          <table:table-cell office:value-type="float" office:value="276160" calcext:value-type="float">
            <text:p>276160</text:p>
          </table:table-cell>
          <table:table-cell office:value-type="float" office:value="276019" calcext:value-type="float">
            <text:p>276019</text:p>
          </table:table-cell>
          <table:table-cell office:value-type="float" office:value="274165" calcext:value-type="float">
            <text:p>274165</text:p>
          </table:table-cell>
          <table:table-cell office:value-type="float" office:value="275988" calcext:value-type="float">
            <text:p>275988</text:p>
          </table:table-cell>
          <table:table-cell office:value-type="float" office:value="275970" calcext:value-type="float">
            <text:p>27597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Quick(Rápida)</text:p>
          </table:table-cell>
          <table:table-cell office:value-type="float" office:value="167.242" calcext:value-type="float">
            <text:p>167,242</text:p>
          </table:table-cell>
          <table:table-cell office:value-type="float" office:value="156.977" calcext:value-type="float">
            <text:p>156,977</text:p>
          </table:table-cell>
          <table:table-cell office:value-type="float" office:value="152.542" calcext:value-type="float">
            <text:p>152,542</text:p>
          </table:table-cell>
          <table:table-cell office:value-type="float" office:value="153.709" calcext:value-type="float">
            <text:p>153,709</text:p>
          </table:table-cell>
          <table:table-cell office:value-type="float" office:value="154.421" calcext:value-type="float">
            <text:p>154,421</text:p>
          </table:table-cell>
          <table:table-cell office:value-type="float" office:value="156.978" calcext:value-type="float">
            <text:p>156,97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ap(Pilha)</text:p>
          </table:table-cell>
          <table:table-cell office:value-type="float" office:value="934047" calcext:value-type="float">
            <text:p>934047</text:p>
          </table:table-cell>
          <table:table-cell office:value-type="float" office:value="945806" calcext:value-type="float">
            <text:p>945806</text:p>
          </table:table-cell>
          <table:table-cell office:value-type="float" office:value="1150846" calcext:value-type="float">
            <text:p>1150846</text:p>
          </table:table-cell>
          <table:table-cell office:value-type="float" office:value="944001" calcext:value-type="float">
            <text:p>944001</text:p>
          </table:table-cell>
          <table:table-cell office:value-type="float" office:value="1041968" calcext:value-type="float">
            <text:p>1041968</text:p>
          </table:table-cell>
          <table:table-cell office:value-type="float" office:value="1003333.6" calcext:value-type="float">
            <text:p>1003333,6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6T17:29:01.817000000</dc:date>
    <meta:editing-duration>PT8M56S</meta:editing-duration>
    <meta:editing-cycles>3</meta:editing-cycles>
    <meta:generator>LibreOffice/7.5.3.2$Windows_X86_64 LibreOffice_project/9f56dff12ba03b9acd7730a5a481eea045e468f3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title svg:x="4.846cm" svg:y="0.316cm" chart:style-name="ch2">
          <text:p>Ordenação da primeira entrada</text:p>
        </chart:title>
        <chart:legend chart:legend-position="end" svg:x="12.701cm" svg:y="4.203cm" style:legend-expansion="high" chart:style-name="ch3"/>
        <chart:plot-area chart:style-name="ch4" table:cell-range-address="'results-over-entry-1'.A2:'results-over-entry-1'.A7 'results-over-entry-1'.G1:'results-over-entry-1'.G7" chart:data-source-has-labels="both" svg:x="1.33cm" svg:y="1.275cm" svg:width="11.052cm" svg:height="6.569cm">
          <chart:coordinate-region svg:x="2.877cm" svg:y="1.474cm" svg:width="9.505cm" svg:height="3.688cm"/>
          <chart:axis chart:dimension="x" chart:name="primary-x" chart:style-name="ch5" chartooo:axis-type="auto">
            <chartooo:date-scale/>
            <chart:title svg:x="5.211cm" svg:y="8.024cm" chart:style-name="ch6">
              <text:p>Método de ordenação</text:p>
            </chart:title>
            <chart:categories table:cell-range-address="'results-over-entry-1'.A2:'results-over-entry-1'.A7"/>
          </chart:axis>
          <chart:axis chart:dimension="y" chart:name="primary-y" chart:style-name="ch7">
            <chart:title svg:x="0.451cm" svg:y="7.646cm" chart:style-name="ch8">
              <text:p>Média aritmética dos tempos de execução</text:p>
            </chart:title>
            <chart:grid chart:style-name="ch9" chart:class="major"/>
          </chart:axis>
          <chart:series chart:style-name="ch10" chart:values-cell-range-address="'results-over-entry-1'.G2:'results-over-entry-1'.G7" chart:label-cell-address="'results-over-entry-1'.G1:'results-over-entry-1'.G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aritmética</text:p>
                <draw:g>
                  <svg:desc>'results-over-entry-1'.G1:'results-over-entry-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(Bolha)</text:p>
                <draw:g>
                  <svg:desc>'results-over-entry-1'.A2:'results-over-entry-1'.A7</svg:desc>
                </draw:g>
              </table:table-cell>
              <table:table-cell office:value-type="float" office:value="4526534.4">
                <text:p>4526534.4</text:p>
                <draw:g>
                  <svg:desc>'results-over-entry-1'.G2:'results-over-entry-1'.G7</svg:desc>
                </draw:g>
              </table:table-cell>
            </table:table-row>
            <table:table-row>
              <table:table-cell office:value-type="string">
                <text:p>Selection(Seleção)</text:p>
              </table:table-cell>
              <table:table-cell office:value-type="float" office:value="1512176.6">
                <text:p>1512176.6</text:p>
              </table:table-cell>
            </table:table-row>
            <table:table-row>
              <table:table-cell office:value-type="string">
                <text:p>Inserction(Inserção)</text:p>
              </table:table-cell>
              <table:table-cell office:value-type="float" office:value="646943.4">
                <text:p>646943.4</text:p>
              </table:table-cell>
            </table:table-row>
            <table:table-row>
              <table:table-cell office:value-type="string">
                <text:p>Merge(Intercalação)</text:p>
              </table:table-cell>
              <table:table-cell office:value-type="float" office:value="275970">
                <text:p>275970</text:p>
              </table:table-cell>
            </table:table-row>
            <table:table-row>
              <table:table-cell office:value-type="string">
                <text:p>Quick(Rápida)</text:p>
              </table:table-cell>
              <table:table-cell office:value-type="float" office:value="156.978">
                <text:p>156.978</text:p>
              </table:table-cell>
            </table:table-row>
            <table:table-row>
              <table:table-cell office:value-type="string">
                <text:p>Heap(Pilha)</text:p>
              </table:table-cell>
              <table:table-cell office:value-type="float" office:value="1003333.6">
                <text:p>100333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